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9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metricOutputsContriv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urnal name</text:p>
          </table:table-cell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Metric value</text:p>
          </table:table-cell>
          <table:table-cell/>
          <table:table-cell office:value-type="string" calcext:value-type="string">
            <text:p>Journals: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Journal name</text:p>
          </table:table-cell>
          <table:table-cell office:value-type="string" calcext:value-type="string">
            <text:p>Citations</text:p>
          </table:table-cell>
          <table:table-cell table:number-columns-repeated="10"/>
          <table:table-cell office:value-type="string" calcext:value-type="string">
            <text:p>EX1</text:p>
          </table:table-cell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1</text:p>
          </table:table-cell>
          <table:table-cell office:value-type="float" office:value="1.63636363636" calcext:value-type="float">
            <text:p>1.6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3636363636" calcext:value-type="float">
            <text:p>1.64</text:p>
          </table:table-cell>
          <table:table-cell table:style-name="ce3" office:value-type="float" office:value="5.61721431551" calcext:value-type="float">
            <text:p>5.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2</text:p>
          </table:table-cell>
          <table:table-cell office:value-type="float" office:value="5.61721431551" calcext:value-type="float">
            <text:p>5.6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.09090909091" calcext:value-type="float">
            <text:p>3.09</text:p>
          </table:table-cell>
          <table:table-cell table:style-name="ce3" office:value-type="float" office:value="15.6172143155" calcext:value-type="float">
            <text:p>15.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25.6172143155" calcext:value-type="float">
            <text:p>25.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1</text:p>
          </table:table-cell>
          <table:table-cell office:value-type="float" office:value="11" calcext:value-type="float">
            <text:p>11.0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4.09090909091" calcext:value-type="float">
            <text:p>4.09</text:p>
          </table:table-cell>
          <table:table-cell table:style-name="ce3" office:value-type="float" office:value="35.6172143155" calcext:value-type="float">
            <text:p>35.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1</text:p>
          </table:table-cell>
          <table:table-cell office:value-type="float" office:value="3.09090909091" calcext:value-type="float">
            <text:p>3.0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45.6172143155" calcext:value-type="float">
            <text:p>45.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2</text:p>
          </table:table-cell>
          <table:table-cell office:value-type="float" office:value="15.6172143155" calcext:value-type="float">
            <text:p>15.6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55.6172143155" calcext:value-type="float">
            <text:p>55.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</text:p>
          </table:table-cell>
          <table:table-cell office:value-type="float" office:value="16" calcext:value-type="float">
            <text:p>16.0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65.6172143155" calcext:value-type="float">
            <text:p>65.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1</text:p>
          </table:table-cell>
          <table:table-cell office:value-type="float" office:value="21" calcext:value-type="float">
            <text:p>21.0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5.09090909091" calcext:value-type="float">
            <text:p>5.09</text:p>
          </table:table-cell>
          <table:table-cell table:style-name="ce3" office:value-type="float" office:value="75.6172143155" calcext:value-type="float">
            <text:p>75.6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1</text:p>
          </table:table-cell>
          <table:table-cell office:value-type="float" office:value="4" calcext:value-type="float">
            <text:p>4.0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85.6172143155" calcext:value-type="float">
            <text:p>85.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2</text:p>
          </table:table-cell>
          <table:table-cell office:value-type="float" office:value="25.6172143155" calcext:value-type="float">
            <text:p>25.62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95.6172143155" calcext:value-type="float">
            <text:p>95.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office:value-type="float" office:value="26" calcext:value-type="float">
            <text:p>26.0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54545454545" calcext:value-type="float">
            <text:p>0.45</text:p>
          </table:table-cell>
          <table:table-cell table:style-name="ce3" office:value-type="float" office:value="1.21876123525" calcext:value-type="float">
            <text:p>1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1</text:p>
          </table:table-cell>
          <table:table-cell office:value-type="float" office:value="31" calcext:value-type="float">
            <text:p>31.0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number-columns-repeated="12" office:value-type="float" office:value="5" calcext:value-type="float">
            <text:p>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1</text:p>
          </table:table-cell>
          <table:table-cell office:value-type="float" office:value="4.09090909091" calcext:value-type="float">
            <text:p>4.09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4.1428694492" calcext:value-type="float">
            <text:p>4.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2</text:p>
          </table:table-cell>
          <table:table-cell office:value-type="float" office:value="35.6172143155" calcext:value-type="float">
            <text:p>35.6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</text:p>
          </table:table-cell>
          <table:table-cell office:value-type="float" office:value="36" calcext:value-type="float">
            <text:p>3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1</text:p>
          </table:table-cell>
          <table:table-cell office:value-type="float" office:value="41" calcext:value-type="float">
            <text:p>41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1</text:p>
          </table:table-cell>
          <table:table-cell office:value-type="float" office:value="5" calcext:value-type="float">
            <text:p>5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2</text:p>
          </table:table-cell>
          <table:table-cell office:value-type="float" office:value="45.6172143155" calcext:value-type="float">
            <text:p>45.6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</text:p>
          </table:table-cell>
          <table:table-cell office:value-type="float" office:value="46" calcext:value-type="float">
            <text:p>4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1</text:p>
          </table:table-cell>
          <table:table-cell office:value-type="float" office:value="51" calcext:value-type="float">
            <text:p>51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1</text:p>
          </table:table-cell>
          <table:table-cell office:value-type="float" office:value="5" calcext:value-type="float">
            <text:p>5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2</text:p>
          </table:table-cell>
          <table:table-cell office:value-type="float" office:value="55.6172143155" calcext:value-type="float">
            <text:p>55.6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</text:p>
          </table:table-cell>
          <table:table-cell office:value-type="float" office:value="56" calcext:value-type="float">
            <text:p>5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1</text:p>
          </table:table-cell>
          <table:table-cell office:value-type="float" office:value="61" calcext:value-type="float">
            <text:p>61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1</text:p>
          </table:table-cell>
          <table:table-cell office:value-type="float" office:value="5" calcext:value-type="float">
            <text:p>5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2</text:p>
          </table:table-cell>
          <table:table-cell office:value-type="float" office:value="65.6172143155" calcext:value-type="float">
            <text:p>65.6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</text:p>
          </table:table-cell>
          <table:table-cell office:value-type="float" office:value="66" calcext:value-type="float">
            <text:p>6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1</text:p>
          </table:table-cell>
          <table:table-cell office:value-type="float" office:value="71" calcext:value-type="float">
            <text:p>71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1</text:p>
          </table:table-cell>
          <table:table-cell office:value-type="float" office:value="5.09090909091" calcext:value-type="float">
            <text:p>5.09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2</text:p>
          </table:table-cell>
          <table:table-cell office:value-type="float" office:value="75.6172143155" calcext:value-type="float">
            <text:p>75.6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</text:p>
          </table:table-cell>
          <table:table-cell office:value-type="float" office:value="76" calcext:value-type="float">
            <text:p>7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1</text:p>
          </table:table-cell>
          <table:table-cell office:value-type="float" office:value="81" calcext:value-type="float">
            <text:p>81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R1</text:p>
          </table:table-cell>
          <table:table-cell office:value-type="float" office:value="6" calcext:value-type="float">
            <text:p>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R2</text:p>
          </table:table-cell>
          <table:table-cell office:value-type="float" office:value="85.6172143155" calcext:value-type="float">
            <text:p>85.6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</text:p>
          </table:table-cell>
          <table:table-cell office:value-type="float" office:value="86" calcext:value-type="float">
            <text:p>8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1</text:p>
          </table:table-cell>
          <table:table-cell office:value-type="float" office:value="91" calcext:value-type="float">
            <text:p>91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R1</text:p>
          </table:table-cell>
          <table:table-cell office:value-type="float" office:value="6" calcext:value-type="float">
            <text:p>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R2</text:p>
          </table:table-cell>
          <table:table-cell office:value-type="float" office:value="95.6172143155" calcext:value-type="float">
            <text:p>95.6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</text:p>
          </table:table-cell>
          <table:table-cell office:value-type="float" office:value="96" calcext:value-type="float">
            <text:p>96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1</text:p>
          </table:table-cell>
          <table:table-cell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R1</text:p>
          </table:table-cell>
          <table:table-cell office:value-type="float" office:value="0.454545454545" calcext:value-type="float">
            <text:p>0.45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R2</text:p>
          </table:table-cell>
          <table:table-cell office:value-type="float" office:value="1.21876123525" calcext:value-type="float">
            <text:p>1.2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</text:p>
          </table:table-cell>
          <table:table-cell office:value-type="float" office:value="5" calcext:value-type="float">
            <text:p>5.0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EX1</text:p>
          </table:table-cell>
          <table:table-cell office:value-type="float" office:value="5" calcext:value-type="float">
            <text:p>5.0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R1</text:p>
          </table:table-cell>
          <table:table-cell office:value-type="float" office:value="1" calcext:value-type="float">
            <text:p>1.0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R2</text:p>
          </table:table-cell>
          <table:table-cell office:value-type="float" office:value="5" calcext:value-type="float">
            <text:p>5.0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</text:p>
          </table:table-cell>
          <table:table-cell office:value-type="float" office:value="5" calcext:value-type="float">
            <text:p>5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1</text:p>
          </table:table-cell>
          <table:table-cell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R1</text:p>
          </table:table-cell>
          <table:table-cell office:value-type="float" office:value="1" calcext:value-type="float">
            <text:p>1.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R2</text:p>
          </table:table-cell>
          <table:table-cell office:value-type="float" office:value="4.1428694492" calcext:value-type="float">
            <text:p>4.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</text:p>
          </table:table-cell>
          <table:table-cell office:value-type="float" office:value="5" calcext:value-type="float">
            <text:p>5.00</text:p>
          </table:table-cell>
          <table:table-cell table:number-columns-repeated="17"/>
        </table:table-row>
        <table:table-row table:style-name="ro1" table:number-rows-repeated="104852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metricOutputsContrived.A1:metricOutputsContrived.D52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18:43:24.745764358</dc:date>
    <meta:editing-duration>PT37M58S</meta:editing-duration>
    <meta:editing-cycles>6</meta:editing-cycles>
    <meta:generator>LibreOffice/5.0.5.2$Linux_X86_64 LibreOffice_project/00m0$Build-2</meta:generator>
    <meta:document-statistic meta:table-count="1" meta:cell-count="426" meta:object-count="0"/>
  </office:meta>
</office:document-meta>
</file>